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3" style:family="graphic" style:parent-style-name="standard">
      <style:graphic-properties svg:stroke-color="#000000" draw:textarea-vertical-align="botto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87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/>
    </style:style>
    <style:style style:name="gr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1.25cm" fo:min-width="4.75cm"/>
      <style:paragraph-properties style:writing-mode="lr-tb"/>
    </style:style>
    <style:style style:name="gr10" style:family="graphic" style:parent-style-name="standard">
      <style:graphic-properties svg:stroke-color="#000000" draw:textarea-vertical-align="middle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opacity-name="" draw:textarea-horizontal-align="justify" draw:textarea-vertical-align="middle" draw:auto-grow-height="false" fo:min-height="0.75cm" fo:min-width="2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988cm" fo:min-width="0.738cm"/>
      <style:paragraph-properties style:writing-mode="lr-tb"/>
    </style:style>
    <style:style style:name="gr14" style:family="graphic" style:parent-style-name="standard">
      <style:graphic-properties svg:stroke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9.75cm" svg:x2="5cm" svg:y2="10.25cm">
          <text:p/>
        </draw:line>
        <draw:custom-shape draw:style-name="gr2" draw:text-style-name="P3" xml:id="id7" draw:id="id7" draw:layer="layout" svg:width="3.25cm" svg:height="1.5cm" svg:x="12.5cm" svg:y="2.25cm">
          <text:p text:style-name="P2"><text:span text:style-name="T1">Abteilung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3cm" svg:x2="7.25cm" svg:y2="3cm" draw:start-shape="id1" draw:start-glue-point="1" draw:end-shape="id2" draw:end-glue-point="5" svg:d="M4750 3000h2500" svg:viewBox="0 0 2501 1">
          <text:p text:style-name="P2"><text:span text:style-name="T2">(0,1)</text:span></text:p>
        </draw:connector>
        <draw:custom-shape draw:style-name="gr2" draw:text-style-name="P3" xml:id="id1" draw:id="id1" draw:layer="layout" svg:width="3.25cm" svg:height="1.5cm" svg:x="1.5cm" svg:y="2.25cm">
          <text:p text:style-name="P2"><text:span text:style-name="T1">Angestel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25cm" svg:height="1.5cm" svg:x="12.5cm" svg:y="9.25cm">
          <text:p text:style-name="P2"><text:span text:style-name="T1">Frau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10cm" svg:x2="12.5cm" svg:y2="10cm" draw:start-shape="id3" draw:start-glue-point="1" draw:end-shape="id4" draw:end-glue-point="3" svg:d="M4750 10000h7750" svg:viewBox="0 0 7751 1">
          <text:p text:style-name="P4"><text:span text:style-name="T1">ist verheiratet mit</text:span></text:p>
        </draw:connector>
        <draw:custom-shape draw:style-name="gr2" draw:text-style-name="P3" xml:id="id3" draw:id="id3" draw:layer="layout" svg:width="3.25cm" svg:height="1.5cm" svg:x="1.5cm" svg:y="9.25cm">
          <text:p text:style-name="P2"><text:span text:style-name="T1">Man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25cm" svg:height="1.5cm" svg:x="12.5cm" svg:y="4.25cm">
          <text:p text:style-name="P2"><text:span text:style-name="T1">Abteilung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5cm" svg:x2="12.5cm" svg:y2="5cm" draw:start-shape="id5" draw:start-glue-point="1" draw:end-shape="id6" draw:end-glue-point="3" svg:d="M4750 5000h7750" svg:viewBox="0 0 7751 1">
          <text:p text:style-name="P2"><text:span text:style-name="T1">leitet</text:span></text:p>
        </draw:connector>
        <draw:custom-shape draw:style-name="gr2" draw:text-style-name="P3" xml:id="id5" draw:id="id5" draw:layer="layout" svg:width="3.25cm" svg:height="1.5cm" svg:x="1.5cm" svg:y="4.25cm">
          <text:p text:style-name="P2"><text:span text:style-name="T1">Angestell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75cm" svg:height="1.5cm" svg:x="7.25cm" svg:y="2.25cm">
          <text:p text:style-name="P2"><text:span text:style-name="T3">leit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0cm" svg:y1="3cm" svg:x2="12.5cm" svg:y2="3cm" draw:start-shape="id2" draw:start-glue-point="7" draw:end-shape="id7" draw:end-glue-point="3" svg:d="M10000 3000h2500" svg:viewBox="0 0 2501 1">
          <text:p text:style-name="P2"><text:span text:style-name="T2">(1,1)</text:span></text:p>
        </draw:connector>
        <draw:line draw:style-name="gr1" draw:text-style-name="P1" draw:layer="layout" svg:x1="5cm" svg:y1="4.7cm" svg:x2="5cm" svg:y2="5.2cm">
          <text:p/>
        </draw:line>
        <draw:line draw:style-name="gr1" draw:text-style-name="P1" draw:layer="layout" svg:x1="5.25cm" svg:y1="4.7cm" svg:x2="5.25cm" svg:y2="5.2cm">
          <text:p/>
        </draw:line>
        <draw:line draw:style-name="gr1" draw:text-style-name="P1" draw:layer="layout" svg:x1="12.25cm" svg:y1="4.75cm" svg:x2="12.25cm" svg:y2="5.25cm">
          <text:p/>
        </draw:line>
        <draw:custom-shape draw:style-name="gr5" draw:text-style-name="P3" draw:layer="layout" svg:width="0.5cm" svg:height="0.5cm" svg:x="11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3.25cm" svg:height="1.5cm" svg:x="12.5cm" svg:y="7.25cm">
          <text:p text:style-name="P2"><text:span text:style-name="T1">Frau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8cm" svg:x2="7.25cm" svg:y2="8cm" draw:start-shape="id8" draw:start-glue-point="1" draw:end-shape="id9" draw:end-glue-point="5" svg:d="M4750 8000h2500" svg:viewBox="0 0 2501 1">
          <text:p text:style-name="P2"><text:span text:style-name="T2">(0,1)</text:span></text:p>
        </draw:connector>
        <draw:custom-shape draw:style-name="gr2" draw:text-style-name="P3" xml:id="id8" draw:id="id8" draw:layer="layout" svg:width="3.25cm" svg:height="1.5cm" svg:x="1.5cm" svg:y="7.25cm">
          <text:p text:style-name="P2"><text:span text:style-name="T1">Man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2.75cm" svg:height="1.5cm" svg:x="7.25cm" svg:y="7.25cm">
          <text:p text:style-name="P2"><text:span text:style-name="T3">ist </text:span></text:p>
          <text:p text:style-name="P2"><text:span text:style-name="T3">verheiratet</text:span></text:p>
          <text:p text:style-name="P2"><text:span text:style-name="T3">m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0cm" svg:y1="8cm" svg:x2="12.5cm" svg:y2="8cm" draw:start-shape="id9" draw:start-glue-point="7" draw:end-shape="id10" draw:end-glue-point="3" svg:d="M10000 8000h2500" svg:viewBox="0 0 2501 1">
          <text:p text:style-name="P2"><text:span text:style-name="T2">(0,1)</text:span></text:p>
        </draw:connector>
        <draw:custom-shape draw:style-name="gr5" draw:text-style-name="P3" draw:layer="layout" svg:width="0.5cm" svg:height="0.5cm" svg:x="5.2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25cm" svg:y1="9.75cm" svg:x2="12.25cm" svg:y2="10.25cm">
          <text:p/>
        </draw:line>
        <draw:custom-shape draw:style-name="gr5" draw:text-style-name="P3" draw:layer="layout" svg:width="0.5cm" svg:height="0.5cm" svg:x="11.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3.25cm" svg:height="1.5cm" svg:x="12.5cm" svg:y="14.25cm">
          <text:p text:style-name="P4"><text:span text:style-name="T1">Österreichischer</text:span></text:p>
          <text:p text:style-name="P4"><text:span text:style-name="T1">Führerschein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15cm" svg:x2="12.5cm" svg:y2="15cm" draw:start-shape="id11" draw:start-glue-point="1" draw:end-shape="id12" draw:end-glue-point="3" svg:d="M4750 15000h7750" svg:viewBox="0 0 7751 1">
          <text:p text:style-name="P2"><text:span text:style-name="T1">besitzt</text:span></text:p>
        </draw:connector>
        <draw:custom-shape draw:style-name="gr2" draw:text-style-name="P3" xml:id="id11" draw:id="id11" draw:layer="layout" svg:width="3.25cm" svg:height="1.5cm" svg:x="1.5cm" svg:y="14.25cm">
          <text:p text:style-name="P2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3.25cm" svg:height="1.5cm" svg:x="12.5cm" svg:y="12.25cm">
          <text:p text:style-name="P2"><text:span text:style-name="T1">Österreichischer</text:span></text:p>
          <text:p text:style-name="P2"><text:span text:style-name="T1">Führerschein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13cm" svg:x2="7.25cm" svg:y2="13cm" draw:start-shape="id13" draw:start-glue-point="1" draw:end-shape="id14" draw:end-glue-point="5" svg:d="M4750 13000h2500" svg:viewBox="0 0 2501 1">
          <text:p text:style-name="P2"><text:span text:style-name="T2">(0,1)</text:span></text:p>
        </draw:connector>
        <draw:custom-shape draw:style-name="gr2" draw:text-style-name="P3" xml:id="id13" draw:id="id13" draw:layer="layout" svg:width="3.25cm" svg:height="1.5cm" svg:x="1.5cm" svg:y="12.25cm">
          <text:p text:style-name="P2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2.75cm" svg:height="1.5cm" svg:x="7.25cm" svg:y="12.25cm">
          <text:p text:style-name="P2"><text:span text:style-name="T3">besitz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0cm" svg:y1="13cm" svg:x2="12.5cm" svg:y2="13cm" draw:start-shape="id14" draw:start-glue-point="7" draw:end-shape="id15" draw:end-glue-point="3" svg:d="M10000 13000h2500" svg:viewBox="0 0 2501 1">
          <text:p text:style-name="P2"><text:span text:style-name="T2">(1,1)</text:span></text:p>
        </draw:connector>
        <draw:line draw:style-name="gr1" draw:text-style-name="P1" draw:layer="layout" svg:x1="5cm" svg:y1="14.75cm" svg:x2="5cm" svg:y2="15.25cm">
          <text:p/>
        </draw:line>
        <draw:line draw:style-name="gr1" draw:text-style-name="P1" draw:layer="layout" svg:x1="5.25cm" svg:y1="14.75cm" svg:x2="5.25cm" svg:y2="15.25cm">
          <text:p/>
        </draw:line>
        <draw:line draw:style-name="gr1" draw:text-style-name="P1" draw:layer="layout" svg:x1="12.25cm" svg:y1="14.75cm" svg:x2="12.25cm" svg:y2="15.25cm">
          <text:p/>
        </draw:line>
        <draw:custom-shape draw:style-name="gr5" draw:text-style-name="P3" draw:layer="layout" svg:width="0.5cm" svg:height="0.5cm" svg:x="11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7" draw:id="id17" draw:layer="layout" svg:width="3.25cm" svg:height="1.5cm" svg:x="12.5cm" svg:y="19.25cm">
          <text:p text:style-name="P4"><text:span text:style-name="T1">Firmenauto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20cm" svg:x2="12.5cm" svg:y2="20cm" draw:start-shape="id16" draw:start-glue-point="1" draw:end-shape="id17" draw:end-glue-point="3" svg:d="M4750 20000h7750" svg:viewBox="0 0 7751 1">
          <text:p text:style-name="P2"><text:span text:style-name="T1">hat</text:span></text:p>
        </draw:connector>
        <draw:custom-shape draw:style-name="gr2" draw:text-style-name="P3" xml:id="id16" draw:id="id16" draw:layer="layout" svg:width="3.25cm" svg:height="1.5cm" svg:x="1.5cm" svg:y="19.25cm">
          <text:p text:style-name="P2"><text:span text:style-name="T1">Mitarbei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3.25cm" svg:height="1.5cm" svg:x="12.5cm" svg:y="17.25cm">
          <text:p text:style-name="P2"><text:span text:style-name="T1">Firmenauto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18cm" svg:x2="7.25cm" svg:y2="18cm" draw:start-shape="id18" draw:start-glue-point="1" draw:end-shape="id19" draw:end-glue-point="5" svg:d="M4750 18000h2500" svg:viewBox="0 0 2501 1">
          <text:p text:style-name="P2"><text:span text:style-name="T2">(0,1)</text:span></text:p>
        </draw:connector>
        <draw:custom-shape draw:style-name="gr2" draw:text-style-name="P3" xml:id="id18" draw:id="id18" draw:layer="layout" svg:width="3.25cm" svg:height="1.5cm" svg:x="1.5cm" svg:y="17.25cm">
          <text:p text:style-name="P2"><text:span text:style-name="T1">Mitarbei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9" draw:id="id19" draw:layer="layout" svg:width="2.75cm" svg:height="1.5cm" svg:x="7.25cm" svg:y="17.25cm">
          <text:p text:style-name="P2"><text:span text:style-name="T3">h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0cm" svg:y1="18cm" svg:x2="12.5cm" svg:y2="18cm" draw:start-shape="id19" draw:start-glue-point="7" draw:end-shape="id20" draw:end-glue-point="3" svg:d="M10000 18000h2500" svg:viewBox="0 0 2501 1">
          <text:p text:style-name="P2"><text:span text:style-name="T2">(1,1)</text:span></text:p>
        </draw:connector>
        <draw:line draw:style-name="gr1" draw:text-style-name="P1" draw:layer="layout" svg:x1="5cm" svg:y1="19.75cm" svg:x2="5cm" svg:y2="20.25cm">
          <text:p/>
        </draw:line>
        <draw:line draw:style-name="gr1" draw:text-style-name="P1" draw:layer="layout" svg:x1="5.25cm" svg:y1="19.75cm" svg:x2="5.25cm" svg:y2="20.25cm">
          <text:p/>
        </draw:line>
        <draw:line draw:style-name="gr1" draw:text-style-name="P1" draw:layer="layout" svg:x1="12.25cm" svg:y1="19.75cm" svg:x2="12.25cm" svg:y2="20.25cm">
          <text:p/>
        </draw:line>
        <draw:custom-shape draw:style-name="gr5" draw:text-style-name="P3" draw:layer="layout" svg:width="0.5cm" svg:height="0.5cm" svg:x="11.5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22" draw:id="id22" draw:layer="layout" svg:width="3.25cm" svg:height="1.5cm" svg:x="12.5cm" svg:y="24.25cm">
          <text:p text:style-name="P4"><text:span text:style-name="T1">Nieder-</text:span></text:p>
          <text:p text:style-name="P4"><text:span text:style-name="T1">österreich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25cm" svg:x2="12.5cm" svg:y2="25cm" draw:start-shape="id21" draw:start-glue-point="1" draw:end-shape="id22" draw:end-glue-point="3" svg:d="M4750 25000h7750" svg:viewBox="0 0 7751 1">
          <text:p text:style-name="P4"><text:span text:style-name="T3">bewohnt von</text:span></text:p>
        </draw:connector>
        <draw:custom-shape draw:style-name="gr2" draw:text-style-name="P3" xml:id="id21" draw:id="id21" draw:layer="layout" svg:width="3.25cm" svg:height="1.5cm" svg:x="1.5cm" svg:y="24.25cm">
          <text:p text:style-name="P2"><text:span text:style-name="T1">Bezir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" draw:id="id25" draw:layer="layout" svg:width="3.25cm" svg:height="1.5cm" svg:x="12.5cm" svg:y="22.25cm">
          <text:p text:style-name="P2"><text:span text:style-name="T1">Nieder-</text:span></text:p>
          <text:p text:style-name="P2"><text:span text:style-name="T1">österreich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23cm" svg:x2="7.25cm" svg:y2="23cm" draw:start-shape="id23" draw:start-glue-point="1" draw:end-shape="id24" draw:end-glue-point="5" svg:d="M4750 23000h2500" svg:viewBox="0 0 2501 1">
          <text:p text:style-name="P2"><text:span text:style-name="T2">(1,n)</text:span></text:p>
        </draw:connector>
        <draw:custom-shape draw:style-name="gr2" draw:text-style-name="P3" xml:id="id23" draw:id="id23" draw:layer="layout" svg:width="3.25cm" svg:height="1.5cm" svg:x="1.5cm" svg:y="22.25cm">
          <text:p text:style-name="P2"><text:span text:style-name="T1">Bezi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4" draw:id="id24" draw:layer="layout" svg:width="2.75cm" svg:height="1.5cm" svg:x="7.25cm" svg:y="22.25cm">
          <text:p text:style-name="P2"><text:span text:style-name="T3">bewohnt</text:span></text:p>
          <text:p text:style-name="P2"><text:span text:style-name="T3">v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0cm" svg:y1="23cm" svg:x2="12.5cm" svg:y2="23cm" draw:start-shape="id24" draw:start-glue-point="7" draw:end-shape="id25" draw:end-glue-point="3" svg:d="M10000 23000h2500" svg:viewBox="0 0 2501 1">
          <text:p text:style-name="P2"><text:span text:style-name="T2">(1,1)</text:span></text:p>
        </draw:connector>
        <draw:line draw:style-name="gr1" draw:text-style-name="P1" draw:layer="layout" svg:x1="5cm" svg:y1="24.75cm" svg:x2="5cm" svg:y2="25.25cm">
          <text:p/>
        </draw:line>
        <draw:line draw:style-name="gr1" draw:text-style-name="P1" draw:layer="layout" svg:x1="5.25cm" svg:y1="24.75cm" svg:x2="5.25cm" svg:y2="25.25cm">
          <text:p/>
        </draw:line>
        <draw:line draw:style-name="gr1" draw:text-style-name="P1" draw:layer="layout" svg:x1="12cm" svg:y1="24.75cm" svg:x2="12cm" svg:y2="25.25cm">
          <text:p/>
        </draw:line>
        <draw:custom-shape draw:style-name="gr8" draw:text-style-name="P3" draw:layer="layout" svg:width="0.25cm" svg:height="0.25cm" svg:x="12.25cm" svg:y="24.7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8" draw:text-style-name="P3" draw:layer="layout" svg:width="0.25cm" svg:height="0.25cm" svg:x="12.25cm" svg:y="25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custom-shape draw:style-name="gr9" draw:text-style-name="P6" draw:layer="layout" svg:width="5.25cm" svg:height="1.5cm" svg:x="0.25cm" svg:y="0.25cm">
          <text:p text:style-name="P2"><text:span text:style-name="T4">s20170592</text:span></text:p>
          <text:p text:style-name="P2"><text:span text:style-name="T4">Schneider Armi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xml:id="id30" draw:id="id30" draw:layer="layout" svg:width="3.25cm" svg:height="1.5cm" svg:x="12.5cm" svg:y="2.25cm">
          <text:p text:style-name="P2"><text:span text:style-name="T1">Schul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3cm" svg:x2="7.25cm" svg:y2="3cm" draw:start-shape="id26" draw:start-glue-point="1" draw:end-shape="id27" draw:end-glue-point="5" svg:d="M4750 3000h2500" svg:viewBox="0 0 2501 1">
          <text:p text:style-name="P2"><text:span text:style-name="T2">(0,1)</text:span></text:p>
        </draw:connector>
        <draw:custom-shape draw:style-name="gr2" draw:text-style-name="P3" xml:id="id26" draw:id="id26" draw:layer="layout" svg:width="3.25cm" svg:height="1.5cm" svg:x="1.5cm" svg:y="2.25cm">
          <text:p text:style-name="P2"><text:span text:style-name="T1">Schü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9" draw:id="id29" draw:layer="layout" svg:width="3.25cm" svg:height="1.5cm" svg:x="12.5cm" svg:y="4.25cm">
          <text:p text:style-name="P2"><text:span text:style-name="T1">Schul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5cm" svg:x2="12.5cm" svg:y2="5cm" draw:start-shape="id28" draw:start-glue-point="1" draw:end-shape="id29" draw:end-glue-point="3" svg:d="M4750 5000h7750" svg:viewBox="0 0 7751 1">
          <text:p text:style-name="P2"><text:span text:style-name="T1">besucht</text:span></text:p>
        </draw:connector>
        <draw:custom-shape draw:style-name="gr2" draw:text-style-name="P3" xml:id="id28" draw:id="id28" draw:layer="layout" svg:width="3.25cm" svg:height="1.5cm" svg:x="1.5cm" svg:y="4.25cm">
          <text:p text:style-name="P2"><text:span text:style-name="T1">Schül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7" draw:id="id27" draw:layer="layout" svg:width="2.75cm" svg:height="1.5cm" svg:x="7.25cm" svg:y="2.25cm">
          <text:p text:style-name="P2"><text:span text:style-name="T3">besuc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0cm" svg:y1="3cm" svg:x2="12.5cm" svg:y2="3cm" draw:start-shape="id27" draw:start-glue-point="7" draw:end-shape="id30" draw:end-glue-point="3" svg:d="M10000 3000h2500" svg:viewBox="0 0 2501 1">
          <text:p text:style-name="P2"><text:span text:style-name="T2">(1,n)</text:span></text:p>
        </draw:connector>
        <draw:line draw:style-name="gr1" draw:text-style-name="P1" draw:layer="layout" svg:x1="5.25cm" svg:y1="4.7cm" svg:x2="5.25cm" svg:y2="5.2cm">
          <text:p/>
        </draw:line>
        <draw:line draw:style-name="gr1" draw:text-style-name="P1" draw:layer="layout" svg:x1="12.25cm" svg:y1="4.75cm" svg:x2="12.25cm" svg:y2="5.25cm">
          <text:p/>
        </draw:line>
        <draw:custom-shape draw:style-name="gr5" draw:text-style-name="P3" draw:layer="layout" svg:width="0.5cm" svg:height="0.5cm" svg:x="11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cm" svg:height="0.25cm" svg:x="4.75cm" svg:y="4.7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3" draw:layer="layout" svg:width="0.25cm" svg:height="0.25cm" svg:x="4.75cm" svg:y="5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line draw:style-name="gr1" draw:text-style-name="P1" draw:layer="layout" svg:x1="5.25cm" svg:y1="9.65cm" svg:x2="5.25cm" svg:y2="10.15cm">
          <text:p/>
        </draw:line>
        <draw:custom-shape draw:style-name="gr2" draw:text-style-name="P3" xml:id="id32" draw:id="id32" draw:layer="layout" svg:width="3.25cm" svg:height="1.5cm" svg:x="12.5cm" svg:y="9.15cm">
          <text:p text:style-name="P2"><text:span text:style-name="T1">Schül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9.9cm" svg:x2="12.5cm" svg:y2="9.9cm" draw:start-shape="id31" draw:start-glue-point="1" draw:end-shape="id32" draw:end-glue-point="3" svg:d="M4750 9900h7750" svg:viewBox="0 0 7751 1">
          <text:p text:style-name="P4"><text:span text:style-name="T1">unterrichtet</text:span></text:p>
        </draw:connector>
        <draw:custom-shape draw:style-name="gr2" draw:text-style-name="P3" xml:id="id31" draw:id="id31" draw:layer="layout" svg:width="3.25cm" svg:height="1.5cm" svg:x="1.5cm" svg:y="9.15cm">
          <text:p text:style-name="P2"><text:span text:style-name="T1">Lehr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5" draw:id="id35" draw:layer="layout" svg:width="3.25cm" svg:height="1.5cm" svg:x="12.5cm" svg:y="7.15cm">
          <text:p text:style-name="P2"><text:span text:style-name="T1">Schül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7.9cm" svg:x2="7.25cm" svg:y2="7.9cm" draw:start-shape="id33" draw:start-glue-point="1" draw:end-shape="id34" draw:end-glue-point="5" svg:d="M4750 7900h2500" svg:viewBox="0 0 2501 1">
          <text:p text:style-name="P2"><text:span text:style-name="T2">(1,n)</text:span></text:p>
        </draw:connector>
        <draw:custom-shape draw:style-name="gr2" draw:text-style-name="P3" xml:id="id33" draw:id="id33" draw:layer="layout" svg:width="3.25cm" svg:height="1.5cm" svg:x="1.5cm" svg:y="7.15cm">
          <text:p text:style-name="P2"><text:span text:style-name="T1">Lehr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4" draw:id="id34" draw:layer="layout" svg:width="2.75cm" svg:height="1.5cm" svg:x="7.25cm" svg:y="7.15cm">
          <text:p text:style-name="P2"><text:span text:style-name="T3">unterricht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0cm" svg:y1="7.9cm" svg:x2="12.5cm" svg:y2="7.9cm" draw:start-shape="id34" draw:start-glue-point="7" draw:end-shape="id35" draw:end-glue-point="3" svg:d="M10000 7900h2500" svg:viewBox="0 0 2501 1">
          <text:p text:style-name="P2"><text:span text:style-name="T2">(1,n)</text:span></text:p>
        </draw:connector>
        <draw:line draw:style-name="gr1" draw:text-style-name="P1" draw:layer="layout" svg:x1="12cm" svg:y1="9.65cm" svg:x2="12cm" svg:y2="10.15cm">
          <text:p/>
        </draw:line>
        <draw:custom-shape draw:style-name="gr8" draw:text-style-name="P3" draw:layer="layout" svg:width="0.25cm" svg:height="0.25cm" svg:x="4.75cm" svg:y="9.6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3" draw:layer="layout" svg:width="0.25cm" svg:height="0.25cm" svg:x="4.75cm" svg:y="9.9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8" draw:text-style-name="P3" draw:layer="layout" svg:width="0.25cm" svg:height="0.25cm" svg:x="12.25cm" svg:y="9.6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8" draw:text-style-name="P3" draw:layer="layout" svg:width="0.25cm" svg:height="0.25cm" svg:x="12.25cm" svg:y="9.9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line draw:style-name="gr1" draw:text-style-name="P1" draw:layer="layout" svg:x1="5.25cm" svg:y1="14.55cm" svg:x2="5.25cm" svg:y2="15.05cm">
          <text:p/>
        </draw:line>
        <draw:custom-shape draw:style-name="gr2" draw:text-style-name="P3" xml:id="id37" draw:id="id37" draw:layer="layout" svg:width="3.25cm" svg:height="1.5cm" svg:x="12.5cm" svg:y="14.05cm">
          <text:p text:style-name="P2"><text:span text:style-name="T1">Lieferan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14.8cm" svg:x2="12.5cm" svg:y2="14.8cm" draw:start-shape="id36" draw:start-glue-point="1" draw:end-shape="id37" draw:end-glue-point="3" svg:d="M4750 14800h7750" svg:viewBox="0 0 7751 1">
          <text:p text:style-name="P4"><text:span text:style-name="T1">wird geliefert von</text:span></text:p>
        </draw:connector>
        <draw:custom-shape draw:style-name="gr2" draw:text-style-name="P3" xml:id="id36" draw:id="id36" draw:layer="layout" svg:width="3.25cm" svg:height="1.5cm" svg:x="1.5cm" svg:y="14.05cm">
          <text:p text:style-name="P2"><text:span text:style-name="T1">Baute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0" draw:id="id40" draw:layer="layout" svg:width="3.25cm" svg:height="1.5cm" svg:x="12.5cm" svg:y="12.05cm">
          <text:p text:style-name="P2"><text:span text:style-name="T1">Lieferan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5cm" svg:y1="12.8cm" svg:x2="7.25cm" svg:y2="12.8cm" draw:start-shape="id38" draw:start-glue-point="1" draw:end-shape="id39" draw:end-glue-point="5" svg:d="M4750 12800h2500" svg:viewBox="0 0 2501 1">
          <text:p text:style-name="P2"><text:span text:style-name="T2">(0,n)</text:span></text:p>
        </draw:connector>
        <draw:custom-shape draw:style-name="gr2" draw:text-style-name="P3" xml:id="id38" draw:id="id38" draw:layer="layout" svg:width="3.25cm" svg:height="1.5cm" svg:x="1.5cm" svg:y="12.05cm">
          <text:p text:style-name="P2"><text:span text:style-name="T1">Bautei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9" draw:id="id39" draw:layer="layout" svg:width="2.75cm" svg:height="1.5cm" svg:x="7.25cm" svg:y="12.05cm">
          <text:p text:style-name="P2"><text:span text:style-name="T3">wird </text:span></text:p>
          <text:p text:style-name="P2"><text:span text:style-name="T3">geliefert </text:span></text:p>
          <text:p text:style-name="P2"><text:span text:style-name="T3">v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0cm" svg:y1="12.8cm" svg:x2="12.5cm" svg:y2="12.8cm" draw:start-shape="id39" draw:start-glue-point="7" draw:end-shape="id40" draw:end-glue-point="3" svg:d="M10000 12800h2500" svg:viewBox="0 0 2501 1">
          <text:p text:style-name="P2"><text:span text:style-name="T2">(1,n)</text:span></text:p>
        </draw:connector>
        <draw:custom-shape draw:style-name="gr8" draw:text-style-name="P3" draw:layer="layout" svg:width="0.25cm" svg:height="0.25cm" svg:x="4.75cm" svg:y="14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3" draw:layer="layout" svg:width="0.25cm" svg:height="0.25cm" svg:x="4.75cm" svg:y="14.8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8" draw:text-style-name="P3" draw:layer="layout" svg:width="0.25cm" svg:height="0.25cm" svg:x="12.25cm" svg:y="14.5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8" draw:text-style-name="P3" draw:layer="layout" svg:width="0.25cm" svg:height="0.25cm" svg:x="12.25cm" svg:y="14.8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custom-shape draw:style-name="gr5" draw:text-style-name="P3" draw:layer="layout" svg:width="0.5cm" svg:height="0.5cm" svg:x="11.501cm" svg:y="14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5.25cm" svg:height="1.5cm" svg:x="0.25cm" svg:y="0.25cm">
          <text:p text:style-name="P2"><text:span text:style-name="T4">s20170592</text:span></text:p>
          <text:p text:style-name="P2"><text:span text:style-name="T4">Schneider Armi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" draw:text-style-name="P3" xml:id="id42" draw:id="id42" draw:layer="layout" svg:width="3.25cm" svg:height="1.5cm" svg:x="16.8cm" svg:y="4.4cm">
          <text:p text:style-name="P2"><text:span text:style-name="T1">Person</text:span></text:p>
          <draw:enhanced-geometry svg:viewBox="0 0 21600 21600" draw:type="rectangle" draw:enhanced-path="M 0 0 L 21600 0 21600 21600 0 21600 0 0 Z N"/>
        </draw:custom-shape>
        <draw:connector draw:style-name="gr3" draw:text-style-name="P2" xml:id="id46" draw:id="id46" draw:layer="layout" svg:x1="12.35cm" svg:y1="5.15cm" svg:x2="16.8cm" svg:y2="5.15cm" draw:start-shape="id41" draw:start-glue-point="1" draw:end-shape="id42" draw:end-glue-point="3" svg:d="M12350 5150h4450" svg:viewBox="0 0 4451 1">
          <text:p text:style-name="P4"><text:span text:style-name="T1">besucht</text:span></text:p>
        </draw:connector>
        <draw:custom-shape draw:style-name="gr2" draw:text-style-name="P3" xml:id="id41" draw:id="id41" draw:layer="layout" svg:width="3.25cm" svg:height="1.5cm" svg:x="9.1cm" svg:y="4.4cm">
          <text:p text:style-name="P2"><text:span text:style-name="T1">Lehr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8cm" svg:y1="5.15cm" svg:x2="9.1cm" svg:y2="5.15cm" draw:start-shape="id43" draw:start-glue-point="1" draw:end-shape="id41" draw:end-glue-point="3" svg:d="M4800 5150h4300" svg:viewBox="0 0 4301 1">
          <text:p text:style-name="P4"><text:span text:style-name="T1">abgehalten</text:span></text:p>
        </draw:connector>
        <draw:custom-shape draw:style-name="gr2" draw:text-style-name="P3" xml:id="id43" draw:id="id43" draw:layer="layout" svg:width="3.25cm" svg:height="1.5cm" svg:x="1.55cm" svg:y="4.4cm">
          <text:p text:style-name="P2"><text:span text:style-name="T1">Ku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4" draw:id="id44" draw:layer="layout" svg:width="3.25cm" svg:height="1.5cm" svg:x="16.8cm" svg:y="10.55cm">
          <text:p text:style-name="P2"><text:span text:style-name="T1">Referen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849cm" svg:x1="3.175cm" svg:y1="5.9cm" svg:x2="18.425cm" svg:y2="12.05cm" draw:start-shape="id43" draw:start-glue-point="2" draw:end-shape="id44" draw:end-glue-point="2" svg:d="M3175 5900v7500h15250v-1350" svg:viewBox="0 0 15251 7501">
          <text:p text:style-name="P4"><text:span text:style-name="T1">geeignet für</text:span></text:p>
        </draw:connector>
        <draw:connector draw:style-name="gr10" draw:text-style-name="P2" draw:layer="layout" svg:x1="18.425cm" svg:y1="5.9cm" svg:x2="18.425cm" svg:y2="10.55cm" draw:start-shape="id42" draw:start-glue-point="2" draw:end-shape="id44" draw:end-glue-point="0" svg:d="M18425 5900v4650" svg:viewBox="0 0 1 4651">
          <text:p text:style-name="P4"><text:span text:style-name="T1">ist Referent</text:span></text:p>
        </draw:connector>
        <draw:connector draw:style-name="gr3" draw:text-style-name="P2" draw:layer="layout" svg:x1="10.725cm" svg:y1="5.9cm" svg:x2="16.8cm" svg:y2="11.3cm" draw:start-shape="id41" draw:start-glue-point="2" draw:end-shape="id44" draw:end-glue-point="3" svg:d="M10725 5900v5400h6075" svg:viewBox="0 0 6076 5401">
          <text:p text:style-name="P4"><text:span text:style-name="T1">hält</text:span></text:p>
        </draw:connector>
        <draw:connector draw:style-name="gr3" draw:text-style-name="P2" draw:layer="layout" draw:line-skew="-0.499cm -0.249cm" svg:x1="3.175cm" svg:y1="4.4cm" svg:x2="1.55cm" svg:y2="5.15cm" draw:start-shape="id43" draw:start-glue-point="0" draw:end-shape="id43" draw:end-glue-point="3" svg:d="M3175 4400v-1000h-2375v1750h750" svg:viewBox="0 0 2376 1751">
          <text:p text:style-name="P4"><text:span text:style-name="T1"/></text:p>
        </draw:connector>
        <draw:custom-shape draw:style-name="gr11" draw:text-style-name="P6" draw:layer="layout" svg:width="2.5cm" svg:height="1cm" svg:x="0.8cm" svg:y="2.3cm">
          <text:p text:style-name="P2"><text:span text:style-name="T1">setzt</text:span></text:p>
          <text:p text:style-name="P2"><text:span text:style-name="T1">vorau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85cm" svg:height="1.1cm" svg:x="9.3cm" svg:y="4.55cm">
          <text:p text:style-name="P2"><text:span text:style-name="T2">Kurs-</text:span></text:p>
          <text:p text:style-name="P2"><text:span text:style-name="T2">veranstaltun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248cm" svg:height="0.248cm" draw:transform="rotate (1.5707963267949) translate (2.9cm 6.148cm)">
          <text:p/>
          <draw:enhanced-geometry svg:viewBox="0 0 21600 21600" draw:glue-points="0 0 0 10800 0 21600 10800 21600 21600 21600 10800 10800" draw:text-areas="1900 12700 12700 19700" draw:mirror-vertical="true" draw:mirror-horizontal="false" draw:type="right-triangle" draw:enhanced-path="M 0 0 L 21600 21600 0 21600 0 0 Z N"/>
        </draw:custom-shape>
        <draw:custom-shape draw:style-name="gr8" draw:text-style-name="P3" draw:layer="layout" svg:width="0.248cm" svg:height="0.248cm" draw:transform="rotate (-1.5707963267949) translate (3.398cm 5.902cm)">
          <text:p/>
          <draw:enhanced-geometry svg:viewBox="0 0 21600 21600" draw:glue-points="0 0 0 10800 0 21600 10800 21600 21600 21600 10800 10800" draw:text-areas="1900 12700 12700 19700" draw:mirror-vertical="false" draw:mirror-horizontal="false" draw:type="right-triangle" draw:enhanced-path="M 0 0 L 21600 21600 0 21600 0 0 Z N"/>
        </draw:custom-shape>
        <draw:line draw:style-name="gr1" draw:text-style-name="P1" draw:layer="layout" svg:x1="3.4cm" svg:y1="6.4cm" svg:x2="2.9cm" svg:y2="6.4cm">
          <text:p/>
        </draw:line>
        <draw:custom-shape draw:style-name="gr8" draw:text-style-name="P3" draw:layer="layout" svg:width="0.25cm" svg:height="0.25cm" draw:transform="rotate (1.5707963267949) translate (2.948cm 4.402cm)">
          <text:p/>
          <draw:enhanced-geometry svg:viewBox="0 0 21600 21600" draw:glue-points="0 0 0 10800 0 21600 10800 21600 21600 21600 10800 10800" draw:text-areas="1900 12700 12700 19700" draw:mirror-vertical="false" draw:type="right-triangle" draw:enhanced-path="M 0 0 L 21600 21600 0 21600 0 0 Z N"/>
        </draw:custom-shape>
        <draw:custom-shape draw:style-name="gr8" draw:text-style-name="P3" draw:layer="layout" svg:width="0.25cm" svg:height="0.25cm" draw:transform="rotate (-1.5707963267949) translate (3.45cm 4.15cm)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8" draw:text-style-name="P3" draw:layer="layout" svg:width="0.25cm" svg:height="0.25cm" draw:transform="rotate (-3.14159265358979) translate (1.55cm 5.4cm)">
          <text:p/>
          <draw:enhanced-geometry svg:viewBox="0 0 21600 21600" draw:glue-points="0 0 0 10800 0 21600 10800 21600 21600 21600 10800 10800" draw:text-areas="1900 12700 12700 19700" draw:mirror-vertical="false" draw:type="right-triangle" draw:enhanced-path="M 0 0 L 21600 21600 0 21600 0 0 Z N"/>
        </draw:custom-shape>
        <draw:custom-shape draw:style-name="gr8" draw:text-style-name="P3" draw:layer="layout" svg:width="0.25cm" svg:height="0.25cm" draw:transform="rotate (-3.14159265358979) translate (1.548cm 5.148cm)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5" draw:text-style-name="P3" draw:layer="layout" svg:width="0.5cm" svg:height="0.5cm" svg:x="0.6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2.95cm" svg:y="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5.998cm" svg:y="4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cm" svg:height="0.25cm" draw:transform="rotate (-3.14159265358979) translate (16.8cm 5.148cm)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8" draw:text-style-name="P3" draw:layer="layout" svg:width="0.25cm" svg:height="0.25cm" draw:transform="rotate (-3.14159265358979) translate (16.798cm 5.4cm)">
          <text:p/>
          <draw:enhanced-geometry svg:viewBox="0 0 21600 21600" draw:glue-points="0 0 0 10800 0 21600 10800 21600 21600 21600 10800 10800" draw:text-areas="1900 12700 12700 19700" draw:mirror-vertical="false" draw:type="right-triangle" draw:enhanced-path="M 0 0 L 21600 21600 0 21600 0 0 Z N"/>
        </draw:custom-shape>
        <draw:custom-shape draw:style-name="gr5" draw:text-style-name="P3" draw:layer="layout" svg:width="0.5cm" svg:height="0.5cm" draw:transform="rotate (1.5707963267949) translate (15.8cm 11.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55cm" svg:y1="11.05cm" svg:x2="16.55cm" svg:y2="11.55cm">
          <text:p/>
        </draw:line>
        <draw:line draw:style-name="gr1" draw:text-style-name="P1" draw:layer="layout" svg:x1="18.65cm" svg:y1="6.1cm" svg:x2="18.15cm" svg:y2="6.1cm">
          <text:p/>
        </draw:line>
        <draw:line draw:style-name="gr1" draw:text-style-name="P1" draw:layer="layout" svg:x1="18.65cm" svg:y1="6.3cm" svg:x2="18.15cm" svg:y2="6.3cm">
          <text:p/>
        </draw:line>
        <draw:line draw:style-name="gr1" draw:text-style-name="P1" draw:layer="layout" svg:x1="18.65cm" svg:y1="10.3cm" svg:x2="18.15cm" svg:y2="10.3cm">
          <text:p/>
        </draw:line>
        <draw:custom-shape draw:style-name="gr5" draw:text-style-name="P3" draw:layer="layout" svg:width="0.5cm" svg:height="0.5cm" draw:transform="rotate (1.5707963267949) translate (18.15cm 10.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draw:transform="rotate (-3.14159265358979) translate (13.2cm 5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cm" svg:height="0.25cm" svg:x="12.398cm" svg:y="5.15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8" draw:text-style-name="P3" draw:layer="layout" svg:width="0.25cm" svg:height="0.25cm" svg:x="12.4cm" svg:y="4.898cm">
          <text:p/>
          <draw:enhanced-geometry svg:viewBox="0 0 21600 21600" draw:glue-points="0 0 0 10800 0 21600 10800 21600 21600 21600 10800 10800" draw:text-areas="1900 12700 12700 19700" draw:mirror-vertical="false" draw:type="right-triangle" draw:enhanced-path="M 0 0 L 21600 21600 0 21600 0 0 Z N"/>
        </draw:custom-shape>
        <draw:custom-shape draw:style-name="gr5" draw:text-style-name="P3" draw:layer="layout" svg:width="0.5cm" svg:height="0.5cm" svg:x="8.298cm" svg:y="4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cm" svg:height="0.25cm" draw:transform="rotate (-3.14159265358979) translate (9.1cm 5.148cm)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8" draw:text-style-name="P3" draw:layer="layout" svg:width="0.25cm" svg:height="0.25cm" draw:transform="rotate (-3.14159265358979) translate (9.098cm 5.4cm)">
          <text:p/>
          <draw:enhanced-geometry svg:viewBox="0 0 21600 21600" draw:glue-points="0 0 0 10800 0 21600 10800 21600 21600 21600 10800 10800" draw:text-areas="1900 12700 12700 19700" draw:mirror-vertical="false" draw:type="right-triangle" draw:enhanced-path="M 0 0 L 21600 21600 0 21600 0 0 Z N"/>
        </draw:custom-shape>
        <draw:line draw:style-name="gr1" draw:text-style-name="P1" draw:layer="layout" svg:x1="5.15cm" svg:y1="5.4cm" svg:x2="5.15cm" svg:y2="4.9cm">
          <text:p/>
        </draw:line>
        <draw:line draw:style-name="gr1" draw:text-style-name="P1" draw:layer="layout" svg:x1="4.95cm" svg:y1="5.4cm" svg:x2="4.95cm" svg:y2="4.9cm">
          <text:p/>
        </draw:line>
        <draw:custom-shape draw:style-name="gr5" draw:text-style-name="P3" draw:layer="layout" svg:width="0.5cm" svg:height="0.5cm" draw:transform="rotate (1.5707963267949) translate (10.45cm 6.7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cm" svg:height="0.25cm" draw:transform="rotate (1.5707963267949) translate (10.451cm 6.15cm)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8" draw:text-style-name="P3" draw:layer="layout" svg:width="0.25cm" svg:height="0.25cm" draw:transform="rotate (-1.5707963267949) translate (10.952cm 5.903cm)">
          <text:p/>
          <draw:enhanced-geometry svg:viewBox="0 0 21600 21600" draw:glue-points="0 0 0 10800 0 21600 10800 21600 21600 21600 10800 10800" draw:text-areas="1900 12700 12700 19700" draw:mirror-vertical="false" draw:type="right-triangle" draw:enhanced-path="M 0 0 L 21600 21600 0 21600 0 0 Z N"/>
        </draw:custom-shape>
        <draw:custom-shape draw:style-name="gr5" draw:text-style-name="P3" draw:layer="layout" svg:width="0.5cm" svg:height="0.5cm" draw:transform="rotate (1.5707963267949) translate (18.15cm 12.8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cm" svg:height="0.25cm" draw:transform="rotate (1.5707963267949) translate (18.15cm 12.3cm)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ustom-shape draw:style-name="gr8" draw:text-style-name="P3" draw:layer="layout" svg:width="0.25cm" svg:height="0.25cm" draw:transform="rotate (-1.5707963267949) translate (18.652cm 12.052cm)">
          <text:p/>
          <draw:enhanced-geometry svg:viewBox="0 0 21600 21600" draw:glue-points="0 0 0 10800 0 21600 10800 21600 21600 21600 10800 10800" draw:text-areas="1900 12700 12700 19700" draw:mirror-vertical="false" draw:type="right-triangle" draw:enhanced-path="M 0 0 L 21600 21600 0 21600 0 0 Z N"/>
        </draw:custom-shape>
        <draw:custom-shape draw:style-name="gr13" draw:text-style-name="P3" xml:id="id45" draw:id="id45" draw:layer="layout" svg:width="1.75cm" svg:height="1.75cm" svg:x="13.7cm" svg:y="6.65cm">
          <text:p text:style-name="P2"><text:span text:style-name="T1">Bezahlt</text:span></text:p>
          <text:p text:style-name="P2"><text:span text:style-name="T1">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14.575cm" svg:y1="6.65cm" svg:x2="14.575cm" svg:y2="5.15cm" draw:start-shape="id45" draw:start-glue-point="4" draw:end-shape="id46" draw:end-glue-point="0" svg:d="M14575 6650v-1500" svg:viewBox="0 0 1 1501">
          <text:p/>
        </draw:connector>
        <draw:custom-shape draw:style-name="gr9" draw:text-style-name="P6" draw:layer="layout" svg:width="5.25cm" svg:height="1.5cm" svg:x="0.25cm" svg:y="0.25cm">
          <text:p text:style-name="P2"><text:span text:style-name="T4">s20170592</text:span></text:p>
          <text:p text:style-name="P2"><text:span text:style-name="T4">Schneider Armi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5T08:24:38.071000000</meta:creation-date>
    <dc:date>2021-05-05T09:47:13.309000000</dc:date>
    <meta:editing-duration>PT28M58S</meta:editing-duration>
    <meta:editing-cycles>10</meta:editing-cycles>
    <meta:generator>LibreOffice/7.1.2.2$Windows_X86_64 LibreOffice_project/8a45595d069ef5570103caea1b71cc9d82b2aae4</meta:generator>
    <meta:document-statistic meta:object-count="151"/>
  </office:meta>
</office:document-meta>
</file>